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602479166666667" calcext:value-type="float">
            <text:p>0.6024791667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67087485491796" calcext:value-type="float">
            <text:p>0.1670874855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15.5/20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5.5/20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8/2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9.5/20" office:value-type="float" office:value="0.475" calcext:value-type="float">
            <text:p>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1.33/20" office:value-type="float" office:value="0.5665" calcext:value-type="float">
            <text:p>0.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0.2/20"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10/2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8.33/20" office:value-type="float" office:value="0.4165" calcext:value-type="float">
            <text:p>0.4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11.8/20"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6.5/20"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5/20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8.2/20"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4:37:43.910622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4:45:32.428759535</dc:date>
    <meta:editing-duration>PT11H37M3S</meta:editing-duration>
    <meta:editing-cycles>166</meta:editing-cycles>
    <meta:generator>LibreOffice/5.1.6.2$Linux_X86_64 LibreOffice_project/10m0$Build-2</meta:generator>
    <meta:document-statistic meta:table-count="1" meta:cell-count="54" meta:object-count="0"/>
  </office:meta>
</office:document-meta>
</file>